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Normal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Nimbus Roman No9 L" svg:font-family="'Nimbus Roman No9 L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8*"/>
    </style:style>
    <style:style style:name="Tableau1.B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rsid="0055d917" officeooo:paragraph-rsid="0055d917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55d917" officeooo:paragraph-rsid="0055d917"/>
    </style:style>
    <style:style style:name="P3" style:family="paragraph" style:parent-style-name="Title">
      <style:text-properties officeooo:rsid="0055d917" officeooo:paragraph-rsid="0055d917"/>
    </style:style>
    <style:style style:name="P4" style:family="paragraph" style:parent-style-name="Table_20_Contents">
      <style:text-properties fo:font-size="13pt" officeooo:rsid="0055d917" officeooo:paragraph-rsid="0055d917"/>
    </style:style>
    <style:style style:name="P5" style:family="paragraph" style:parent-style-name="Table_20_Contents">
      <style:text-properties fo:font-size="13pt" officeooo:rsid="005b3f34" officeooo:paragraph-rsid="005b3f34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5d917" officeooo:paragraph-rsid="0055d917" style:font-size-asian="15pt" style:font-size-complex="15pt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rsid="0056c156" officeooo:paragraph-rsid="0056c156"/>
    </style:style>
    <style:style style:name="P8" style:family="paragraph" style:parent-style-name="Text_20_body" style:list-style-name="L3">
      <style:paragraph-properties fo:margin-top="0cm" fo:margin-bottom="0cm" loext:contextual-spacing="false"/>
      <style:text-properties officeooo:rsid="005c0753" officeooo:paragraph-rsid="005c0753"/>
    </style:style>
    <style:style style:name="P9" style:family="paragraph" style:parent-style-name="Text_20_body" style:list-style-name="L4">
      <style:paragraph-properties fo:margin-top="0cm" fo:margin-bottom="0cm" loext:contextual-spacing="false"/>
      <style:text-properties officeooo:rsid="005d0cef" officeooo:paragraph-rsid="005d0cef"/>
    </style:style>
    <style:style style:name="P10" style:family="paragraph" style:parent-style-name="Table_20_Contents" style:list-style-name="L2">
      <style:text-properties fo:font-size="13pt" officeooo:rsid="0056c156" officeooo:paragraph-rsid="0056c156"/>
    </style:style>
    <style:style style:name="P11" style:family="paragraph" style:parent-style-name="Table_20_Contents" style:list-style-name="L2">
      <style:text-properties fo:font-size="13pt" officeooo:rsid="005983dc" officeooo:paragraph-rsid="005983dc"/>
    </style:style>
    <style:style style:name="P12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c0753" officeooo:paragraph-rsid="005c0753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d0cef" officeooo:paragraph-rsid="005d0cef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64447" style:font-style-asian="italic" style:font-style-complex="italic"/>
    </style:style>
    <style:style style:name="T6" style:family="text">
      <style:text-properties officeooo:rsid="0056c156"/>
    </style:style>
    <style:style style:name="T7" style:family="text">
      <style:text-properties officeooo:rsid="005d0c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'eau</text:p>
      <text:p text:style-name="Subtitle">Un corps pur formé de molécules</text:p>
      <text:p text:style-name="P2"><text:span text:style-name="T2">Objectifs </text:span>:</text:p>
      <text:list xml:id="list2564044530056826634" text:style-name="L1">
        <text:list-item>
          <text:p text:style-name="P7">Découvrir la molécule d'eau.</text:p>
        </text:list-item>
        <text:list-item>
          <text:p text:style-name="P7">Utiliser le modèle de la molécule pour expliquer les trois états de l'eau.</text:p>
        </text:list-item>
        <text:list-item>
          <text:p text:style-name="P7">Interpréter la conservation de la masse lors d'un changement d'état et lors de la dissolution.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3">Exposé :</text:span> </text:p>
            <text:p text:style-name="P4"><text:span text:style-name="T1">Eliott </text:span>: <text:span text:style-name="T5">L'effet de serre</text:span></text:p>
            <text:p text:style-name="P4"><text:span text:style-name="T1">Audrey </text:span>: <text:span text:style-name="T4">Ressources en énergie de la Terre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6">C<text:span text:style-name="T6">onsignes / Barème</text:span></text:p>
            <text:list xml:id="list2249153221143954429" text:style-name="L2">
              <text:list-item>
                <text:p text:style-name="P10">Façon de parler à l'auditoire</text:p>
              </text:list-item>
              <text:list-item>
                <text:p text:style-name="P11">Pertinence du contenu</text:p>
              </text:list-item>
              <text:list-item>
                <text:p text:style-name="P11">Plan (I, II, III, Introduction, Conclusion)</text:p>
              </text:list-item>
              <text:list-item>
                <text:p text:style-name="P11">Chronométrage 5 minutes ± 1 minute</text:p>
              </text:list-item>
            </text:list>
            <text:p text:style-name="P5">→ Format au choix : papier (format raisin à demander à la prof, 2×A3), diaporama informatique, possibilité de faire une expérience en direct…</text:p>
          </table:table-cell>
          <table:covered-table-cell/>
        </table:table-row>
        <table:table-row>
          <table:table-cell table:style-name="Tableau1.A3" office:value-type="string">
            <text:p text:style-name="P12">Pistes <text:span text:style-name="T7">(Eliott)</text:span></text:p>
            <text:list xml:id="list2578744128407645044" text:style-name="L3">
              <text:list-item>
                <text:p text:style-name="P8">Qu'est-ce que l'effet de serre ?</text:p>
              </text:list-item>
              <text:list-item>
                <text:p text:style-name="P8">Quels sont les cotés positifs ? Les cotés négatifs ?</text:p>
              </text:list-item>
              <text:list-item>
                <text:p text:style-name="P8">Quels sont les gaz à effet de serre ?</text:p>
              </text:list-item>
              <text:list-item>
                <text:p text:style-name="P8">Quelles sont les conséquences ?</text:p>
              </text:list-item>
              <text:list-item>
                <text:p text:style-name="P8">Quelles alternatives ou solutions sont, ou seraient possibles ?</text:p>
              </text:list-item>
            </text:list>
          </table:table-cell>
          <table:table-cell table:style-name="Tableau1.B3" office:value-type="string">
            <text:p text:style-name="P13">Pistes (Audrey)</text:p>
            <text:p text:style-name="P13"/>
            <text:list xml:id="list6403166453792627779" text:style-name="L4">
              <text:list-item>
                <text:p text:style-name="P9">Quelles sont les dessources actuelles ?</text:p>
              </text:list-item>
              <text:list-item>
                <text:p text:style-name="P9">Comment écoluent-elles ?</text:p>
              </text:list-item>
              <text:list-item>
                <text:p text:style-name="P9">Quelles alternatives ou solutions sont, ou seraient possibles ?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nux Biolinum" svg:font-family="'Linux Biolinum'" style:font-adornments="Normal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" fo:font-family="'Linux Biolinum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" fo:font-family="'Linux Biolinum'" style:font-style-name="Normal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nux Biolinum" fo:font-family="'Linux Biolinum'" style:font-style-name="Normal" style:font-pitch="variable" fo:font-size="13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1cm" fo:margin-top="0.42cm" fo:margin-bottom="2cm" loext:contextual-spacing="false" fo:text-align="center" style:justify-single-word="false" fo:text-indent="-0.76cm" style:auto-text-indent="false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02:20.921706279</meta:creation-date>
    <dc:date>2016-02-08T11:24:02.956994090</dc:date>
    <meta:editing-duration>P15DT10H32M55S</meta:editing-duration>
    <meta:editing-cycles>56</meta:editing-cycles>
    <meta:generator>LibreOffice/5.0.4.2$Linux_X86_64 LibreOffice_project/00m0$Build-2</meta:generator>
    <meta:document-statistic meta:table-count="1" meta:image-count="0" meta:object-count="0" meta:page-count="1" meta:paragraph-count="25" meta:word-count="178" meta:character-count="991" meta:non-whitespace-character-count="852"/>
  </office:meta>
</office:document-meta>
</file>